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Result.getM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tchResult.getMatch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Result.isFull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Result.getMatchP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Result.setPos( int match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Result.getRemain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tchResult.MatchResult( Path path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Result.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Result.MatchResult( Path path , int pos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